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562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20cm" svg:height="5.947cm" svg:x="4cm" svg:y="4cm">
          <draw:text-box>
            <text:p>Politique Qualité :</text:p>
            <text:list text:style-name="L1">
              <text:list-item>
                <text:list>
                  <text:list-item>
                    <text:p>Zéro Défaut</text:p>
                  </text:list-item>
                  <text:list-item>
                    <text:p>Satisfaire le client</text:p>
                  </text:list-item>
                  <text:list-item>
                    <text:p>Règles, Normes Procédures</text:p>
                  </text:list-item>
                  <text:list-item>
                    <text:p>PAQP</text:p>
                  </text:list-item>
                  <text:list-item>
                    <text:p>PAQL</text:p>
                  </text:list-item>
                  <text:list-item>
                    <text:p>Communication</text:p>
                  </text:list-item>
                  <text:list-item>
                    <text:p>Suivi, Vérification, Valid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layer="layout" svg:width="23.696cm" svg:height="4.523cm" svg:x="2cm" svg:y="4.688cm">
          <draw:text-box>
            <text:p>Thèmes de progrès </text:p>
            <text:list text:style-name="L1">
              <text:list-item>
                <text:list>
                  <text:list-item>
                    <text:p>Efficacité du monitoring</text:p>
                  </text:list-item>
                  <text:list-item>
                    <text:p>Autonomie des stations</text:p>
                  </text:list-item>
                  <text:list-item>
                    <text:p>Maintenabilité</text:p>
                  </text:list-item>
                  <text:list-item>
                    <text:p>Adaptabilité</text:p>
                  </text:list-item>
                  <text:list-item>
                    <text:p>Sécurit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artu Stefana</meta:initial-creator>
    <meta:creation-date>2011-01-26T20:25:11.46</meta:creation-date>
    <meta:editing-duration>PT00H08M01S</meta:editing-duration>
    <meta:editing-cycles>2</meta:editing-cycles>
    <dc:date>2011-01-26T20:48:23.01</dc:date>
    <dc:creator>Gartu Stefana</dc:creator>
    <meta:document-statistic meta:object-count="27"/>
    <meta:generator>OpenOffice.org/3.2$Win32 OpenOffice.org_project/320m18$Build-9502</meta:generator>
  </office:meta>
</office:document-meta>
</file>